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officeooo:rsid="001a025e" officeooo:paragraph-rsid="001a025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10" style:family="paragraph">
      <style:paragraph-properties fo:text-align="center"/>
    </style:style>
    <style:style style:name="T1" style:family="text">
      <style:text-properties officeooo:rsid="001a025e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0"><text:span text:style-name="T2">Iowa Scaled Engineering, LLC</text:span></text:p>
          <text:p text:style-name="P10"><text:span text:style-name="T2"/></text:p>
          <text:p text:style-name="P10"><text:span text:style-name="T2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Low-Cost Sound Player</text:p>
      <text:p text:style-name="P2"/>
      <text:p text:style-name="P7">The CKT-<text:span text:style-name="T1">SQUEAL</text:span> is an inexpensive <text:span text:style-name="T1">SD card sound player featuring 4 trigger inputs and reconfigurability via files on the SD card.</text:span></text:p>
      <text:p text:style-name="P8"/>
      <text:p text:style-name="P9"/>
      <text:p text:style-name="P3"/>
      <text:p text:style-name="P4">CKT-<text:span text:style-name="T1">SQUEAL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6-19T21:49:44.502445630</dc:date>
    <meta:editing-duration>PT33M58S</meta:editing-duration>
    <meta:editing-cycles>15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25" meta:character-count="159" meta:non-whitespace-character-count="137"/>
  </office:meta>
</office:document-meta>
</file>